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2pt" style:text-underline-style="solid" style:text-underline-width="auto" style:text-underline-color="font-color" fo:font-weight="bold" officeooo:rsid="001b1b76" officeooo:paragraph-rsid="001b1b76"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b1b76" officeooo:paragraph-rsid="001b1b7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4pt" style:text-underline-style="none" fo:font-weight="bold" officeooo:rsid="001c0689" officeooo:paragraph-rsid="001c0689"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style:text-underline-style="none" fo:font-weight="normal" officeooo:rsid="001b1b76" officeooo:paragraph-rsid="001b1b7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none" fo:font-weight="normal" officeooo:rsid="001c0689" officeooo:paragraph-rsid="001c0689" style:font-size-asian="12.25pt" style:font-weight-asian="normal" style:font-size-complex="14pt" style:font-weight-complex="normal"/>
    </style:style>
    <style:style style:name="T1" style:family="text">
      <style:text-properties officeooo:rsid="001c0689"/>
    </style:style>
    <style:style style:name="T2" style:family="text">
      <style:text-properties officeooo:rsid="001c1ddb"/>
    </style:style>
    <style:style style:name="T3" style:family="text">
      <style:text-properties officeooo:rsid="001dd6a7"/>
    </style:style>
    <style:style style:name="T4" style:family="text">
      <style:text-properties officeooo:rsid="001ec4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span text:style-name="T1">(Collision Simulator)</text:span></text:p>
      <text:p text:style-name="P1"/>
      <text:p text:style-name="P1"/>
      <text:p text:style-name="P2">Introduction:</text:p>
      <text:p text:style-name="P4">The Project is done using canvas library of java and depicts various collisons that can occur in 2d between 2 circular balls. </text:p>
      <text:p text:style-name="P4"/>
      <text:p text:style-name="P2">Project Outline</text:p>
      <text:p text:style-name="P4">The masses, initial velocities of the two balls can be varied along with the coefficient of restitution. This allows to visualise how collision actually looks like by varying these parameters. The user is supposed to choose the destination point towards which the two balls will move <text:span text:style-name="T3">by clicking on the screen</text:span>. <text:span text:style-name="T3">Then the two objects will start moving towards that destination point.</text:span> This also enables to visualise oblique elastic/inelastic collisions.</text:p>
      <text:p text:style-name="P4"/>
      <text:p text:style-name="P2">Possible Future Extensions:</text:p>
      <text:p text:style-name="P4">1. Adding sl<text:span text:style-name="T4">i</text:span>der to the page to enable varying these parameters at run time.</text:p>
      <text:p text:style-name="P4">2. <text:span text:style-name="T1">Allowing user to choose angle by lettinng him/her enter the value of the angle at which he/she wants to observe the collison.</text:span></text:p>
      <text:p text:style-name="P5"/>
      <text:p text:style-name="P5"/>
      <text:p text:style-name="P3">Utility:</text:p>
      <text:p text:style-name="P5">This can turn out to be a complete collision simulator if worked upon. </text:p>
      <text:p text:style-name="P5"/>
      <text:p text:style-name="P3">Conclusion:</text:p>
      <text:p text:style-name="P5">1. I learnt <text:span text:style-name="T2">many things ablout the </text:span>canvas of javascript.</text:p>
      <text:p text:style-name="P5">2. <text:s/>This project also taught me to think more on ideas that can benefit other people.</text:p>
      <text:p text:style-name="P5">3. I learnt to deal with the various challenges I faced during the project.</text:p>
      <text:p text:style-name="P5">4. Overall this hacknight was a great learning expeience.</text:p>
      <text:p text:style-name="P5"/>
      <text:p text:style-name="P5"/>
      <text:p text:style-name="P5">NIPUN GOEL<text:line-break/>IMT2018052</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07:10:41.260325666</meta:creation-date>
    <dc:date>2019-11-16T07:34:01.983719439</dc:date>
    <meta:editing-duration>PT8M25S</meta:editing-duration>
    <meta:editing-cycles>4</meta:editing-cycles>
    <meta:generator>LibreOffice/6.0.7.3$Linux_X86_64 LibreOffice_project/00m0$Build-3</meta:generator>
    <meta:document-statistic meta:table-count="0" meta:image-count="0" meta:object-count="0" meta:page-count="1" meta:paragraph-count="16" meta:word-count="205" meta:character-count="1254" meta:non-whitespace-character-count="1062"/>
  </office:meta>
</office:document-meta>
</file>